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Monospace" svg:font-family="Monospace" style:font-pitch="fixed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Text_20_body" style:list-style-name="L1">
      <style:paragraph-properties fo:margin-left="0cm" fo:margin-right="0cm" fo:text-indent="0cm" style:auto-text-indent="false"/>
    </style:style>
    <style:style style:name="P17" style:family="paragraph" style:parent-style-name="Text_20_body" style:list-style-name="L1">
      <style:paragraph-properties fo:margin-left="0cm" fo:margin-right="0cm" fo:text-indent="0cm" style:auto-text-indent="false"/>
    </style:style>
    <style:style style:name="P18" style:family="paragraph" style:parent-style-name="Text_20_body" style:list-style-name="L1">
      <style:paragraph-properties fo:margin-left="0cm" fo:margin-right="0cm" fo:text-indent="0cm" style:auto-text-indent="false"/>
    </style:style>
    <style:style style:name="P19" style:family="paragraph" style:parent-style-name="Text_20_body" style:list-style-name="L1">
      <style:paragraph-properties fo:margin-left="0cm" fo:margin-right="0cm" fo:text-indent="0cm" style:auto-text-indent="false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22" style:family="paragraph" style:parent-style-name="Text_20_body" style:list-style-name="L2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23" style:family="paragraph" style:parent-style-name="Text_20_body" style:list-style-name="L2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24" style:family="paragraph" style:parent-style-name="Text_20_body" style:list-style-name="L3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25" style:family="paragraph" style:parent-style-name="Text_20_body" style:list-style-name="L3">
      <style:paragraph-properties fo:margin-left="0cm" fo:margin-right="0cm" fo:text-indent="0cm" style:auto-text-indent="false"/>
    </style:style>
    <style:style style:name="T1" style:family="text">
      <style:text-properties fo:color="#101010"/>
    </style:style>
    <style:style style:name="T2" style:family="text">
      <style:text-properties fo:color="#10101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000000"/>
    </style:style>
    <style:style style:name="T4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5" style:family="text">
      <style:text-properties fo:color="#000000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T6" style:family="text">
      <style:text-properties fo:color="#2a00ff"/>
    </style:style>
    <style:style style:name="T7" style:family="text">
      <style:text-properties fo:color="#7f0055" fo:font-weight="bold" style:font-weight-asian="bold" style:font-weight-complex="bold"/>
    </style:style>
    <style:style style:name="T8" style:family="text">
      <style:text-properties fo:color="#0000c0"/>
    </style:style>
    <style:style style:name="T9" style:family="text">
      <style:text-properties fo:font-weight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weight-asian="normal"/>
    </style:style>
    <style:style style:name="T12" style:family="text">
      <style:text-properties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Dialogs IceFaces</text:h>
      <text:p text:style-name="Text_20_body">Ogni applicazione generata dall'archetipo jsf-hibernate contiene anche le seguenti generiche finestre di dialogo che possono, al bisogno, venir riutilizzate:</text:p>
      <text:list text:style-name="L1">
        <text:list-item>
          <text:p text:style-name="P16">columns.xhtml: per la configurazione a livello grafico di colonne visibili/non visibili;</text:p>
        </text:list-item>
        <text:list-item>
          <text:p text:style-name="P16">confirm.xhtml: pop-up con un messaggio di warning e due pulsanti; uno di conferma e uno di cancel;</text:p>
        </text:list-item>
        <text:list-item>
          <text:p text:style-name="P16">inputText.xhtml: finestra con un campo di input testuale e due pulsanti; uno di conferma e uno di cancel;</text:p>
        </text:list-item>
        <text:list-item>
          <text:p text:style-name="P16">order.xhtml: per la gestione delle colonne da visualizzare in maniera ordinata.</text:p>
        </text:list-item>
      </text:list>
      <text:p text:style-name="P15"/>
      <text:p text:style-name="P15">Ogni pop-up di dialogo deve essere collegata ad un managed-bean che nell'ordine è: ColumnsDlg(.java), ConfirmDlg(.java), InputTextDlg(.java), OrderDlg(.java) .</text:p>
      <text:p text:style-name="P20">Utilizzare una delle dialogs predefinite</text:p>
      <text:list text:style-name="L2">
        <text:list-item>
          <text:p text:style-name="P22">Includere <text:s/>nella pagina (ad esempio mediante inclusione facelets) il file xhtml corrispondente.</text:p>
        </text:list-item>
        <text:list-item>
          <text:p text:style-name="P22">all'atto dellevento che deve far visualizzare il pop-up impostare tutte le proprietà necessarie e richiamare il metodo show passando, tra gli altri parametri, un'istanza di DialogCallback che definisca le operazioni da svolgere nel caso di pressione del tasto di conferma e nel caso di pressione tasto di cancel. A tal proposito si veda lo snippet di codice che segue.</text:p>
        </text:list-item>
      </text:list>
      <text:p text:style-name="P21">Esempio:</text:p>
      <text:p text:style-name="P13"><text:span text:style-name="T3"><text:tab/><text:tab/>InputTextDlg inputTextDlg = new InputTextDlg();;</text:span></text:p>
      <text:p text:style-name="P13"><text:span text:style-name="T1"><text:tab/><text:tab/>i</text:span><text:span text:style-name="T3">nputTextDlg().setLabel(</text:span><text:span text:style-name="T6">"Label:"</text:span><text:span text:style-name="T3">);</text:span></text:p>
      <text:p text:style-name="P1"><text:span text:style-name="T1"><text:tab/><text:tab/>i</text:span><text:span text:style-name="T3">nputTextDlg().show(</text:span><text:span text:style-name="T6">"Titolo della finestra di pop-up"</text:span><text:span text:style-name="T3">,</text:span><text:span text:style-name="T1"> </text:span><text:span text:style-name="T6">"Messaggio"</text:span><text:span text:style-name="T3">,</text:span><text:span text:style-name="T1"> </text:span><text:span text:style-name="T7">new</text:span><text:span text:style-name="T1"> </text:span><text:span text:style-name="T3">DialogCallback()</text:span></text:p>
      <text:p text:style-name="P1"><text:span text:style-name="T1"><text:tab/><text:tab/></text:span><text:span text:style-name="T3">{</text:span></text:p>
      <text:p text:style-name="P1"/>
      <text:p text:style-name="P1"><text:span text:style-name="T1"><text:tab/><text:tab/><text:tab/></text:span><text:span text:style-name="T7">public</text:span><text:span text:style-name="T1"> </text:span><text:span text:style-name="T7">void</text:span><text:span text:style-name="T1"> </text:span><text:span text:style-name="T3">onConfirm()</text:span></text:p>
      <text:p text:style-name="P1"><text:span text:style-name="T1"><text:tab/><text:tab/><text:tab/></text:span><text:span text:style-name="T3">{</text:span></text:p>
      <text:p text:style-name="P1"><text:span text:style-name="T1"><text:tab/><text:tab/><text:tab/><text:tab/>doSomething</text:span><text:span text:style-name="T3">(getInputTextDlg().getValue());</text:span></text:p>
      <text:p text:style-name="P1"><text:span text:style-name="T1"><text:tab/><text:tab/><text:tab/></text:span><text:span text:style-name="T3">}</text:span></text:p>
      <text:p text:style-name="P1"/>
      <text:p text:style-name="P1"><text:span text:style-name="T1"><text:tab/><text:tab/><text:tab/></text:span><text:span text:style-name="T7">public</text:span><text:span text:style-name="T1"> </text:span><text:span text:style-name="T7">void</text:span><text:span text:style-name="T1"> </text:span><text:span text:style-name="T3">onCancel()</text:span></text:p>
      <text:p text:style-name="P1"><text:span text:style-name="T1"><text:tab/><text:tab/><text:tab/></text:span><text:span text:style-name="T3">{</text:span></text:p>
      <text:p text:style-name="P1"><text:span text:style-name="T3"><text:tab/><text:tab/><text:tab/><text:tab/></text:span></text:p>
      <text:p text:style-name="P1"><text:span text:style-name="T1"><text:tab/><text:tab/><text:tab/></text:span><text:span text:style-name="T3">}</text:span></text:p>
      <text:p text:style-name="P14"><text:span text:style-name="T2"><text:tab/><text:tab/></text:span><text:span text:style-name="T4">});</text:span><text:span text:style-name="T2"><text:tab/><text:tab/></text:span></text:p>
      <text:p text:style-name="P20"/>
      <text:p text:style-name="P20">Creare nuove dialogs</text:p>
      <text:list text:style-name="L3">
        <text:list-item>
          <text:p text:style-name="P24">scrivere il file xhtml che ne rappresenta il contenuto grafico;</text:p>
        </text:list-item>
        <text:list-item>
          <text:p text:style-name="P25"><text:span text:style-name="T10">realizzare il managed-bean corrispondente estendendo dalla classe </text:span><text:span text:style-name="T4">org.regola.webapp.jsf</text:span><text:span text:style-name="T5">.Dialog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Monospace" svg:font-family="Monospace" style:font-pitch="fixed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it" fo:country="IT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fabio</meta:initial-creator>
    <meta:creation-date>2007-12-05T16:19:12</meta:creation-date>
    <dc:creator>fabio</dc:creator>
    <dc:date>2007-12-05T17:30:55</dc:date>
    <meta:editing-cycles>3</meta:editing-cycles>
    <meta:editing-duration>PT1H11M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7" meta:word-count="231" meta:character-count="1693"/>
  </office:meta>
</office:document-meta>
</file>